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Basic monitoring. Processes</text:span></text:p>
          </draw:text-box>
        </draw:frame>
        <draw:frame draw:name="Google Shape;183;p4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1 Start any process (ex. Ping)</text:span></text:p>
            <text:p text:style-name="P1"><text:span text:style-name="T2"/></text:p>
            <text:p text:style-name="P1"><text:span text:style-name="T3">[testvmadmin@testvm ~]$ ping 0.0.0.0</text:span></text:p>
            <text:p text:style-name="P1"><text:span text:style-name="T3">PING 0.0.0.0 (127.0.0.1) 56(84) bytes of data.</text:span></text:p>
            <text:p text:style-name="P1"><text:span text:style-name="T2"/></text:p>
            <text:p text:style-name="P1"><text:span text:style-name="T2">2. Move the previously launched process to the background</text:span></text:p>
            <text:p text:style-name="P1"><text:span text:style-name="T2"/></text:p>
            <text:p text:style-name="P1"><text:span text:style-name="T2">Ctrl+Z</text:span></text:p>
            <text:p text:style-name="P1"><text:span text:style-name="T3"/></text:p>
            <text:p text:style-name="P1"><text:span text:style-name="T2">3. Check that the process is in the list of background processes</text:span></text:p>
            <text:p text:style-name="P1"><text:span text:style-name="T2"/></text:p>
            <text:p text:style-name="P1"><text:span text:style-name="T3">[testvmadmin@testvm ~]$ jobs</text:span></text:p>
            <text:p text:style-name="P1"><text:span text:style-name="T3">[1]+ <text:s/>Stopped <text:s text:c="16"/>ping 0.0.0.0</text:span></text:p>
            <text:p text:style-name="P1"><text:span text:style-name="T2"/></text:p>
            <text:p text:style-name="P1"><text:span text:style-name="T2">4. Return the process to the foreground</text:span></text:p>
            <text:p text:style-name="P1"><text:span text:style-name="T2"/></text:p>
            <text:p text:style-name="P1"><text:span text:style-name="T3">[testvmadmin@testvm ~]$ fg</text:span></text:p>
            <text:p text:style-name="P1"><text:span text:style-name="T3">ping 0.0.0.0</text:span></text:p>
            <text:p text:style-name="P1"><text:span text:style-name="T3">64 bytes from 127.0.0.1: icmp_seq=2 ttl=64 time=0.076 m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/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2;p42_0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Basic monitoring. Processes</text:span></text:p>
          </draw:text-box>
        </draw:frame>
        <draw:frame draw:name="Google Shape;183;p42_0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5. What factors can be used to determine that our machine is virtual?</text:span></text:p>
            <text:p text:style-name="P1"><text:span text:style-name="T2"/></text:p>
            <text:p text:style-name="P1"><text:span text:style-name="T2"><text:s/></text:span><text:span text:style-name="T2">- kernel messages:</text:span></text:p>
            <text:p text:style-name="P1"><text:span text:style-name="T3"><text:s text:c="2"/></text:span><text:span text:style-name="T3">[testvmadmin@testvm ~]$ dmesg|grep Hyper</text:span></text:p>
            <text:p text:style-name="P1"><text:span text:style-name="T3"><text:s text:c="2"/></text:span><text:span text:style-name="T3">[ <text:s text:c="3"/>0.000000] Hypervisor detected: KVM</text:span></text:p>
            <text:p text:style-name="P1"><text:span text:style-name="T3"/></text:p>
            <text:p text:style-name="P1"><text:span text:style-name="T2"><text:s/></text:span><text:span text:style-name="T2">- fields in DMI/SMBIOS memory range, in ex.</text:span></text:p>
            <text:p text:style-name="P1"><text:span text:style-name="T2"/></text:p>
            <text:p text:style-name="P1"><text:span text:style-name="T3">[testvmadmin@testvm ~]$ sudo dmidecode -s system-manufacturer</text:span></text:p>
            <text:p text:style-name="P1"><text:span text:style-name="T3">innotek GmbH ←</text:span><text:span text:style-name="T2"> we are in VirtualBox now</text:span></text:p>
            <text:p text:style-name="P1"><text:span text:style-name="T2"/></text:p>
            <text:p text:style-name="P1"><text:span text:style-name="T2">or</text:span></text:p>
            <text:p text:style-name="P1"><text:span text:style-name="T3"/></text:p>
            <text:p text:style-name="P1"><text:span text:style-name="T3">[testvmadmin@testvm ~]$ sudo dmidecode | grep Product</text:span></text:p>
            <text:p text:style-name="P1"><text:span text:style-name="T3"><text:s text:c="8"/></text:span><text:span text:style-name="T3">Product Name: VirtualBox</text:span></text:p>
            <text:p text:style-name="P1"><text:span text:style-name="T3"><text:s text:c="8"/></text:span><text:span text:style-name="T3">Product Name: VirtualBox</text:span></text:p>
            <text:p text:style-name="P1"><text:span text:style-name="T2"/></text:p>
            <text:p text:style-name="P1"><text:span text:style-name="T2">facter, lshw, hostnamectl, etc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/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2;p42_1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Basic monitoring. Processes</text:span></text:p>
          </draw:text-box>
        </draw:frame>
        <draw:frame draw:name="Google Shape;183;p42_1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6. What factors can be used to identify problems with the read / write subsystem?</text:span></text:p>
            <text:p text:style-name="P1"><text:span text:style-name="T2"/></text:p>
            <text:p text:style-name="P1"><text:span text:style-name="T2"><text:s text:c="2"/></text:span><text:span text:style-name="T2">- I/O usage by processes vs throughput of I/O channels</text:span></text:p>
            <text:p text:style-name="P1"><text:span text:style-name="T2"><text:s/></text:span></text:p>
            <text:p text:style-name="P1"><text:span text:style-name="T2"><text:s/></text:span><text:span text:style-name="T2">- physical I/O delays</text:span></text:p>
            <text:p text:style-name="P1"><text:span text:style-name="T2"/></text:p>
            <text:p text:style-name="P1"><text:span text:style-name="T2"><text:s text:c="2"/></text:span><text:span text:style-name="T2">- physical I/O error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/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0:23:06.883017276</dc:date>
    <meta:editing-duration>PT1H58M6S</meta:editing-duration>
    <meta:editing-cycles>17</meta:editing-cycles>
    <meta:document-statistic meta:object-count="39"/>
  </office:meta>
</office:document-meta>
</file>